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1.976cm"/>
    </style:style>
    <style:style style:name="co5" style:family="table-column">
      <style:table-column-properties fo:break-before="auto" style:column-width="10.13cm"/>
    </style:style>
    <style:style style:name="co6" style:family="table-column">
      <style:table-column-properties fo:break-before="auto" style:column-width="1.46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tyle="normal" fo:font-weight="bold"/>
    </style:style>
    <style:style style:name="ce2" style:family="table-cell" style:parent-style-name="Default">
      <style:text-properties fo:font-style="italic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min-height="0.4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DejaVu Sans" fo:font-size="8pt" fo:language="en" fo:country="AU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To CSV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onvert this file to the CSV version."/>
              </form:properties>
              <office:event-listeners>
                <script:event-listener script:language="ooo:script" script:event-name="dom:mouseup" xlink:href="vnd.sun.star.script:Standard.Module1.ExportToCSV?language=Basic&amp;location=document"/>
              </office:event-listeners>
            </form:button>
          </form:form>
        </office:form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namesingular</text:p>
          </table:table-cell>
          <table:table-cell table:style-name="ce3" office:value-type="string">
            <text:p>nameplural</text:p>
          </table:table-cell>
          <table:table-cell table:style-name="ce3" office:value-type="string">
            <text:p>unitsingular</text:p>
          </table:table-cell>
          <table:table-cell table:style-name="ce3" office:value-type="string">
            <text:p>unitplural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weight</text:p>
          </table:table-cell>
          <table:table-cell table:style-name="ce3" office:value-type="string">
            <text:p>size</text:p>
          </table:table-cell>
          <table:table-cell table:style-name="ce4" office:value-type="string">
            <text:p>transportable</text:p>
          </table:table-cell>
          <table:table-cell table:style-name="ce3">
            <draw:control table:end-cell-address="Sheet1.I2" table:end-x="1.659cm" table:end-y="0.09cm" draw:z-index="0" draw:name="Export" draw:text-style-name="P1" svg:width="1.605cm" svg:height="0.475cm" svg:x="0.053cm" svg:y="0.056cm" draw:control="control1"/>
          </table:table-cell>
          <table:table-cell table:style-name="ce3" table:number-columns-repeated="247"/>
        </table:table-row>
        <table:table-row table:style-name="ro1">
          <table:table-cell office:value-type="string">
            <office:annotation draw:style-name="gr1" draw:text-style-name="P3" svg:width="8.418cm" svg:height="0.691cm" svg:x="3.552cm" svg:y="0.001cm" draw:caption-point-x="-3.552cm" draw:caption-point-y="-0.001cm">
              <dc:date>2007-06-27T00:00:00</dc:date>
              <text:p text:style-name="P2"><text:span text:style-name="T1">This special resource dictates a players home planet.</text:span></text:p>
            </office:annotation>
            <text:p>Header Quarter</text:p>
          </table:table-cell>
          <table:table-cell table:number-columns-repeated="3"/>
          <table:table-cell office:value-type="string">
            <text:p>The famous head quarters for a big trading conglomerate.</text:p>
          </table:table-cell>
          <table:table-cell table:number-columns-repeated="2" office:value-type="float" office:value="0">
            <text:p>0</text:p>
          </table:table-cell>
          <table:table-cell table:style-name="ce5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Fish</text:p>
          </table:table-cell>
          <table:table-cell table:number-columns-repeated="2"/>
          <table:table-cell office:value-type="string">
            <text:p>Things which swim in the sea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office:value-type="string">
            <text:p>Bovine</text:p>
          </table:table-cell>
          <table:table-cell office:value-type="string">
            <text:p>Bovines</text:p>
          </table:table-cell>
          <table:table-cell table:number-columns-repeated="2"/>
          <table:table-cell office:value-type="string">
            <text:p>Four legged animals which are good eatin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false">
            <text:p>FALS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Fish Fille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good part of the fish for eating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unprocessed food source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Wheat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grain which is used to make food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Canned Food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od processed and canned for people to eat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Fish Guts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horrible left over parts of the fish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Fertilis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ertiliser for making things grow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ntimatter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power source of the galactic empire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Machinery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For making light work of hard jobs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Waste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ll the left over bits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5"/>
          <table:table-cell table:number-columns-repeated="248"/>
        </table:table-row>
        <table:table-row table:style-name="ro1">
          <table:table-cell table:number-columns-repeated="2" office:value-type="string">
            <text:p>Uranium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A heavy metal used in weapons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Iron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The basic component to make steel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" office:value-type="string">
            <text:p>Steel</text:p>
          </table:table-cell>
          <table:table-cell office:value-type="string">
            <text:p>kt</text:p>
          </table:table-cell>
          <table:table-cell office:value-type="string">
            <text:p>kt</text:p>
          </table:table-cell>
          <table:table-cell office:value-type="string">
            <text:p>Basic component of most structures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 office:value-type="string">
            <text:p>Armour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protecting ships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For making ships go!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Weapon</text:p>
          </table:table-cell>
          <table:table-cell office:value-type="string">
            <text:p>Weapon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A ship component for destroying other ships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office:value-type="string">
            <text:p>Pod</text:p>
          </table:table-cell>
          <table:table-cell office:value-type="string">
            <text:p>Pods</text:p>
          </table:table-cell>
          <table:table-cell office:value-type="string">
            <text:p>part</text:p>
          </table:table-cell>
          <table:table-cell office:value-type="string">
            <text:p>parts</text:p>
          </table:table-cell>
          <table:table-cell office:value-type="string">
            <text:p>Large metal structures used in cargo holds and engines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assenger</text:p>
          </table:table-cell>
          <table:table-cell office:value-type="string">
            <text:p>Passengers</text:p>
          </table:table-cell>
          <table:table-cell table:number-columns-repeated="2"/>
          <table:table-cell office:value-type="string">
            <text:p>People who want to go somewhere.</text:p>
          </table:table-cell>
          <table:table-cell table:number-columns-repeated="2" office:value-type="float" office:value="1">
            <text:p>1</text:p>
          </table:table-cell>
          <table:table-cell table:style-name="ce5" office:value-type="boolean" office:boolean-value="true">
            <text:p>TRUE</text:p>
          </table:table-cell>
          <table:table-cell table:number-columns-repeated="248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27/06/2007</text:date>, <text:time>19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7T15:50:06</meta:creation-date>
    <dc:creator>Tim Ansell</dc:creator>
    <dc:date>2007-06-27T19:23:22</dc:date>
    <dc:language>en-AU</dc:language>
    <meta:editing-cycles>18</meta:editing-cycles>
    <meta:editing-duration>PT3H33M22S</meta:editing-duration>
    <meta:user-defined meta:name="Info 1"/>
    <meta:user-defined meta:name="Info 2"/>
    <meta:user-defined meta:name="Info 3"/>
    <meta:user-defined meta:name="Info 4"/>
    <meta:document-statistic meta:table-count="1" meta:cell-count="16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ExportTo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original = ThisComponent.getURL()

rem ----------------------------------------------------------------------
dim args1(3) as new com.sun.star.beans.PropertyValue
args1(0).Name = "URL"
args1(0).Value = Left(original, Len(Original)-4) + ".csv"
args1(1).Name = "FilterName"
args1(1).Value = "Text - txt - csv (StarCalc)"
args1(2).Name = "FilterOptions"
args1(2).Value = "44,34,76,1"
args1(3).Name = "SelectionOnly"
args1(3).Value = true

dispatcher.executeDispatch(document, ".uno:SaveAs", "", 0, args1())

rem ----------------------------------------------------------------------
args1(0).Name = "URL"
args1(0).Value = original
args1(1).Name = "FilterName"
args1(1).Value = "calc8"
args1(2).Name = "FilterOptions"
args1(2).Value = "44,34,76,1"
args1(3).Name = "SelectionOnly"
args1(3).Value = true

dispatcher.executeDispatch(document, ".uno:SaveA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